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language="sk" fo:country="SK"/>
    </style:style>
    <style:style style:name="P6" style:family="paragraph" style:parent-style-name="Standard" style:list-style-name="L1"/>
    <style:style style:name="P7" style:family="paragraph" style:parent-style-name="Standard">
      <style:text-properties style:text-position="0% 100%"/>
    </style:style>
    <style:style style:name="P8" style:family="paragraph" style:parent-style-name="Standard"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Standard">
      <style:text-properties style:text-position="0% 100%" fo:font-style="italic" style:text-underline-style="none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style:text-position="0% 100%"/>
    </style:style>
    <style:style style:name="T3" style:family="text">
      <style:text-properties fo:language="sk" fo:country="SK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na Vrabľová, 2.ročník</text:p>
      <text:p text:style-name="Standard"/>
      <text:p text:style-name="Standard">Dokumentácia zadanie č. 2</text:p>
      <text:p text:style-name="Standard"/>
      <text:list xml:id="list3370778012646348823" text:style-name="L1">
        <text:list-item>
          <text:p text:style-name="P6">hlavička dokumentácie</text:p>
        </text:list-item>
        <text:list-item>
          <text:p text:style-name="P6">stručný opis algoritmu</text:p>
        </text:list-item>
        <text:list-item>
          <text:p text:style-name="P6">hashovacia funkcia</text:p>
        </text:list-item>
        <text:list-item>
          <text:p text:style-name="P6">linear probing</text:p>
        </text:list-item>
        <text:list-item>
          <text:p text:style-name="P6">binárne vyhľadávanie, dôvody</text:p>
        </text:list-item>
        <text:list-item>
          <text:p text:style-name="P6">nákresy, obrázky</text:p>
        </text:list-item>
        <text:list-item>
          <text:p text:style-name="P6">ukážky zdrojového kódu </text:p>
        </text:list-item>
        <text:list-item>
          <text:p text:style-name="P6">odhad časovej/výpočtovej zložitosti </text:p>
        </text:list-item>
        <text:list-item>
          <text:p text:style-name="P6">čo je to zložitosť</text:p>
        </text:list-item>
        <text:list-item>
          <text:p text:style-name="P6">testovanie programu </text:p>
        </text:list-item>
        <text:list-item>
          <text:p text:style-name="P6">záver</text:p>
        </text:list-item>
        <text:list-item>
          <text:p text:style-name="P6">použitá literatúra</text:p>
        </text:list-item>
      </text:list>
      <text:p text:style-name="Standard"/>
      <text:p text:style-name="Standard"/>
      <text:p text:style-name="Standard"><text:span text:style-name="T2"><text:tab/>Program</text:span> na udržiavanie abecedného zoznamu fanúšikov je realizovaný prostredníctvom hashovacej tabuľky a AVL stromov. </text:p>
      <text:p text:style-name="P7"><text:tab/>Na hashovanie sa ako kľúče používajú názvy stránok. Na hashovanie slúži hashovacia funkicia, ktorá každej stránke priradí miesto v tabuľke. Kolízie sú riešené metódou Linear Probing. Pokiaľ je miesto obsadené hľadá sa najbližší voľný index. Vtejto funkcii je hodnota inserting, vstupujúca ako argument </text:p>
      <text:p text:style-name="P7"/>
      <text:p text:style-name="P8">Kolízie riešené vo funkcii getMapIndex:</text:p>
      <text:p text:style-name="P9">start = index = hash_function(page, HASH_SEED) % COUNT;</text:p>
      <text:p text:style-name="P9"><text:tab/>while(1){</text:p>
      <text:p text:style-name="P9"><text:tab/><text:tab/>if(hashMap[index] == NULL){</text:p>
      <text:p text:style-name="P9"><text:tab/><text:tab/><text:tab/>if (inserting) {</text:p>
      <text:p text:style-name="P9"><text:tab/><text:tab/><text:tab/><text:tab/>return index;</text:p>
      <text:p text:style-name="P9"><text:tab/><text:tab/><text:tab/>} else{</text:p>
      <text:p text:style-name="P9"><text:tab/><text:tab/><text:tab/><text:tab/>return -1;</text:p>
      <text:p text:style-name="P9"><text:tab/><text:tab/><text:tab/>}</text:p>
      <text:p text:style-name="P9"><text:tab/><text:tab/>} else if(strcmp(hashMap[index]-&gt;key, page) == 0){</text:p>
      <text:p text:style-name="P9"><text:tab/><text:tab/><text:tab/>return index;</text:p>
      <text:p text:style-name="P9"><text:tab/><text:tab/>} else{</text:p>
      <text:p text:style-name="P9"><text:tab/><text:tab/><text:tab/>if (index &lt; COUNT - 1){</text:p>
      <text:p text:style-name="P9"><text:tab/><text:tab/><text:tab/><text:tab/>index++;</text:p>
      <text:p text:style-name="P9"><text:tab/><text:tab/><text:tab/>} else{</text:p>
      <text:p text:style-name="P9"><text:tab/><text:tab/><text:tab/><text:tab/>index = 0;</text:p>
      <text:p text:style-name="P9"><text:tab/><text:tab/><text:tab/>}</text:p>
      <text:p text:style-name="P9"><text:tab/><text:tab/><text:tab/>if (index == start){</text:p>
      <text:p text:style-name="P9"><text:tab/><text:tab/><text:tab/><text:tab/>return -1;</text:p>
      <text:p text:style-name="P9"><text:tab/><text:tab/><text:tab/>}</text:p>
      <text:p text:style-name="P9"><text:tab/><text:tab/><text:tab/>continue;</text:p>
      <text:p text:style-name="P9"><text:tab/><text:tab/></text:p>
      <text:p text:style-name="P9"><text:tab/><text:tab/>}</text:p>
      <text:p text:style-name="P9"><text:tab/>}</text:p>
      <text:p text:style-name="P8"/>
      <text:p text:style-name="P7"/>
      <text:p text:style-name="P7"><text:soft-page-break/></text:p>
      <text:p text:style-name="Standard"><text:span text:style-name="T2">Hashovacia</text:span> tabuľka <text:s/>je globálna premenná, ktorá obsahuje smerníky na štruktúru <text:s/>root. Informácie o používateľoch, ktorí like-ovali stránku sú uložené v dvoch štruktúrach – struct fans a struct root. </text:p>
      <text:p text:style-name="Standard"><text:tab/>Štruktúra fans je dátový typ, ktorý obsahuje výšku stromu, počet prvkov ľavého podstromu, ukazovateľ na predchadzajúci prvok, ukazovateľ na ľavého potomka (ľavý podstrom) a prevého potomka (pravý podstrom). Štruktúra root je na začiatku každého AVL stromu. Obsahuje informáci<text:span text:style-name="T1">e o po</text:span><text:span text:style-name="T3">čte všetkých prvkov (fanúšikov), ukazovateľ na prvý prvok stromu (koreň) a meno stránky. </text:span></text:p>
      <text:p text:style-name="P5"><text:tab/>Hashovacia funkcia </text:p>
      <text:p text:style-name="Standard"/>
      <text:p text:style-name="P1">Funkcia init<text:span text:style-name="T1">();</text:span></text:p>
      <text:p text:style-name="Standard">inicializuje prvky (smerníky) v hashovacej tabuľke, nastavením na NULL. <text:s/><text:span text:style-name="T1">Pam</text:span><text:span text:style-name="T3">äťová zložitosť funkcie je O</text:span><text:span text:style-name="T1">(n), </text:span><text:span text:style-name="T3">časová zložitosť je O(n). </text:span></text:p>
      <text:p text:style-name="Standard"/>
      <text:p text:style-name="P1">Funkcia like();</text:p>
      <text:p text:style-name="P2">v tejto funkcii pridávame používateľa do AVL stromu. Ak bola lajkovaná zatiaľ neexistujúca stránka tak ju vytvoríme a inicializujeme strom. Do stromu uložíme prvého používateľa, pomocou funkcie insertTree. Funkcia insetTree binárne prehľadáva strom tak, že porovnáva kľúče (mená používateľov uložených v strome s menom používateľa, kotrého chceme vložiť pomocou funkcie strcmp).</text:p>
      <text:p text:style-name="P2"/>
      <text:p text:style-name="P4">Binárne prehľadávanie stromu:</text:p>
      <text:p text:style-name="P3">if(rootp-&gt;firstNode == NULL) {</text:p>
      <text:p text:style-name="P3"><text:tab/><text:tab/>previous = NULL;</text:p>
      <text:p text:style-name="P3"><text:tab/>} else {</text:p>
      <text:p text:style-name="P3"><text:tab/><text:tab/>while (current != NULL){ </text:p>
      <text:p text:style-name="P3"><text:tab/><text:tab/><text:tab/>if(strcmp(user,current-&gt;name) &lt; 0){</text:p>
      <text:p text:style-name="P3"><text:tab/><text:tab/><text:tab/><text:tab/>previous = current;</text:p>
      <text:p text:style-name="P3"><text:tab/><text:tab/><text:tab/><text:tab/>current = current-&gt;lchild;</text:p>
      <text:p text:style-name="P3"><text:tab/><text:tab/><text:tab/>} else if(strcmp(user, current-&gt;name) &gt; 0){</text:p>
      <text:p text:style-name="P3"><text:tab/><text:tab/><text:tab/><text:tab/>previous = current;</text:p>
      <text:p text:style-name="P3"><text:tab/><text:tab/><text:tab/><text:tab/>current = current-&gt;rchild;</text:p>
      <text:p text:style-name="P3"><text:tab/><text:tab/><text:tab/>} else {</text:p>
      <text:p text:style-name="P3"><text:tab/><text:tab/><text:tab/><text:tab/>return 0;</text:p>
      <text:p text:style-name="P3"><text:tab/><text:tab/><text:tab/>}</text:p>
      <text:p text:style-name="P3"><text:tab/><text:tab/><text:tab/></text:p>
      <text:p text:style-name="P3"><text:tab/><text:tab/>}</text:p>
      <text:p text:style-name="P3"><text:tab/>}</text:p>
      <text:p text:style-name="P3"/>
      <text:p text:style-name="P2"><text:s/>Keď sa dostaneme na správne miesto v strome <text:s/>vytvoríme nový prvok typu struct fans. AVL strom vyvažujeme po každom vložení prvku do stomu, tak aby faktor vyvážania bol z množiny <text:span text:style-name="T1">{</text:span>-1, <text:span text:style-name="T1">0, 1}</text:span>. Na vyvažovnie stromu používame rotáciu doľava, doprava, dvojitú rotáciu doľava (doprava a doľava), dvojitú rotáciu doprava (doľava a doprava). </text:p>
      <text:p text:style-name="P1"/>
      <text:p text:style-name="P1">Funkcia unlike();</text:p>
      <text:p text:style-name="P2">funguje na podobnom princípe ako funkica like();. Pomocou binárneho prehľadávania vyhľadáme prvok v strome ktorý chceme odstrániť. </text:p>
      <text:p text:style-name="P1"/>
      <text:p text:style-name="P1">Funkcia getuser(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2T12:57:06.97</meta:creation-date>
    <dc:date>2016-11-14T16:01:23.11</dc:date>
    <meta:editing-duration>PT11H32M46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68" meta:word-count="439" meta:character-count="3092"/>
  </office:meta>
</office:document-meta>
</file>